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8446" officeooo:paragraph-rsid="000d8446"/>
    </style:style>
    <style:style style:name="P2" style:family="paragraph" style:parent-style-name="Standard">
      <style:paragraph-properties fo:text-align="center" style:justify-single-word="false"/>
      <style:text-properties officeooo:rsid="000d8446" officeooo:paragraph-rsid="000d8446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bold" officeooo:rsid="000d8446" officeooo:paragraph-rsid="000eaa4c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bold" officeooo:rsid="0010dcee" officeooo:paragraph-rsid="0010dcee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bold" officeooo:rsid="0010dcee" officeooo:paragraph-rsid="0010dcee" fo:background-color="#ffff00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bold" officeooo:rsid="0011bbac" officeooo:paragraph-rsid="0011bbac" fo:background-color="transparent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bold" officeooo:rsid="0011bbac" officeooo:paragraph-rsid="0011bbac" fo:background-color="transparent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bold" officeooo:rsid="0011c4b8" officeooo:paragraph-rsid="0011c4b8" fo:background-color="transparent" style:font-weight-asian="bold" style:font-weight-complex="bold"/>
    </style:style>
    <style:style style:name="P9" style:family="paragraph" style:parent-style-name="Standard" style:list-style-name="L1">
      <style:paragraph-properties fo:text-align="justify" style:justify-single-word="false"/>
      <style:text-properties style:text-underline-style="none" fo:font-weight="bold" officeooo:rsid="0011c4b8" officeooo:paragraph-rsid="0011c4b8" fo:background-color="transparent" style:font-weight-asian="bold" style:font-weight-complex="bold"/>
    </style:style>
    <style:style style:name="P10" style:family="paragraph" style:parent-style-name="Standard">
      <style:text-properties fo:font-size="11pt" officeooo:rsid="000d8446" officeooo:paragraph-rsid="000d8446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fo:font-size="16pt" style:text-underline-style="none" fo:font-weight="bold" officeooo:rsid="0011bbac" officeooo:paragraph-rsid="0011bbac" fo:background-color="transparent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207e" style:font-weight-asian="normal" style:font-weight-complex="normal"/>
    </style:style>
    <style:style style:name="T3" style:family="text">
      <style:text-properties fo:font-weight="normal" officeooo:rsid="000eaa4c" style:font-weight-asian="normal" style:font-weight-complex="normal"/>
    </style:style>
    <style:style style:name="T4" style:family="text">
      <style:text-properties fo:font-weight="normal" officeooo:rsid="000f2d4f" style:font-weight-asian="normal" style:font-weight-complex="normal"/>
    </style:style>
    <style:style style:name="T5" style:family="text">
      <style:text-properties fo:font-weight="normal" officeooo:rsid="0011bbac" style:font-weight-asian="normal" style:font-weight-complex="normal"/>
    </style:style>
    <style:style style:name="T6" style:family="text">
      <style:text-properties fo:font-weight="normal" officeooo:rsid="0011c4b8" style:font-weight-asian="normal" style:font-weight-complex="normal"/>
    </style:style>
    <style:style style:name="T7" style:family="text">
      <style:text-properties fo:font-weight="normal" officeooo:rsid="00132be5" style:font-weight-asian="normal" style:font-weight-complex="normal"/>
    </style:style>
    <style:style style:name="T8" style:family="text">
      <style:text-properties fo:font-weight="normal" officeooo:rsid="0013d0cf" style:font-weight-asian="normal" style:font-weight-complex="normal"/>
    </style:style>
    <style:style style:name="T9" style:family="text">
      <style:text-properties officeooo:rsid="000eaa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SE 515 Multimedia and Web Databases</text:p>
      <text:p text:style-name="P2">Phase #1</text:p>
      <text:p text:style-name="P2"/>
      <text:p text:style-name="P2"><text:span text:style-name="T9">ANALYSIS</text:span> <text:span text:style-name="T9">OF</text:span> <text:span text:style-name="T9">TEXT</text:span> <text:span text:style-name="T9">DATA</text:span> <text:span text:style-name="T9">USING DIFFERENT VECTOR MODELS</text:span></text:p>
      <text:p text:style-name="P1"/>
      <text:p text:style-name="P10">Ninad Jadhav, Pranav Deshpande, Achutha Sreenivasa Bharadwaj, Arun Srivasta, Suraj Shah, Kushal Bhatt</text:p>
      <text:p text:style-name="P1"/>
      <text:p text:style-name="P3">Abstract: <text:span text:style-name="T1">The phase 1 of the project aims <text:s/></text:span><text:span text:style-name="T2">at </text:span><text:span text:style-name="T1">experimenting with different vector models to gain an initial understanding about analysis of massive multimedia database. A text database </text:span><text:span text:style-name="T2">obtained from movie information website</text:span><text:span text:style-name="T3">s</text:span><text:span text:style-name="T2"> ‘MovieLens’ </text:span><text:span text:style-name="T3">&amp;</text:span><text:span text:style-name="T2"> ‘IMDB’ is used for analytical purpose. Tasks involve generating vectors for multiple database objects like actors, genres, users </text:span><text:span text:style-name="T5">and differentiating two genre vectors</text:span><text:span text:style-name="T2">. </text:span><text:span text:style-name="T4">P</text:span><text:span text:style-name="T3">ython and mysql environment is used for computing the results.</text:span></text:p>
      <text:p text:style-name="P3"><text:span text:style-name="T3"/></text:p>
      <text:p text:style-name="P4"><text:span text:style-name="T9">K</text:span>eywords: </text:p>
      <text:p text:style-name="P5"><text:bookmark text:name="wall-message-3180"/>A set of keywords point readers to relevant information discussed in the paper/report. To get more idea about keywords go through research papers (IEEE, ACM, etc).<text:line-break/>Identify the important concepts related to the project. Explain these terms in short in the terminology section. Few keywords may occur in terminology section.</text:p>
      <text:p text:style-name="P5"/>
      <text:p text:style-name="P5"/>
      <text:p text:style-name="P5"/>
      <text:p text:style-name="P11">1. INTRODUCTION:</text:p>
      <text:p text:style-name="P6"/>
      <text:p text:style-name="P7">TERMINOLOGY:</text:p>
      <text:p text:style-name="P7"/>
      <text:p text:style-name="P7"/>
      <text:p text:style-name="P7">GOAL DESCRIPTION:</text:p>
      <text:p text:style-name="P7"><text:tab/> <text:span text:style-name="T1">The project involves four tasks to be carried out. </text:span><text:span text:style-name="T2">The goal of first three tasks is to obtain descending </text:span><text:span text:style-name="T3">order ‘tag-weighted’</text:span><text:span text:style-name="T2"> vectors for a given object </text:span><text:span text:style-name="T1">of the database (actor, genre, users )</text:span><text:span text:style-name="T2"> based on movie-tags associated with them. Vector generation is done by implmenting the TF </text:span><text:span text:style-name="T1">and </text:span><text:span text:style-name="T2"><text:s/>TF-IDF </text:span><text:span text:style-name="T3">models</text:span><text:span text:style-name="T2">. </text:span><text:span text:style-name="T1">It is </text:span><text:span text:style-name="T6">also</text:span><text:span text:style-name="T1"> expected that the tags are weighted based on their timestamps (newest tag gets the highest weight) </text:span><text:span text:style-name="T6">and not just plain frequency.</text:span><text:span text:style-name="T2"> The fourth task involves differentiating between 2 genre</text:span><text:span text:style-name="T3">s</text:span><text:span text:style-name="T2"> </text:span><text:span text:style-name="T3">based on their vectors calculated using <text:s/></text:span><text:span text:style-name="T2">TF-IDF and Probabilistic relevance feedback models</text:span></text:p>
      <text:p text:style-name="P7"/>
      <text:p text:style-name="P7"/>
      <text:p text:style-name="P7">ASSUMPTIONS:</text:p>
      <text:list xml:id="list3258947852" text:style-name="L1">
        <text:list-item>
          <text:p text:style-name="P9"><text:span text:style-name="T1">The movie-tags with the newest timestamp is given a highest weight of value 1 and the weight of each older tag is calculated using exponential decay.</text:span></text:p>
        </text:list-item>
        <text:list-item>
          <text:p text:style-name="P9"><text:span text:style-name="T1">The <text:s/>lowest actor-movie rank is given highest weight of value 1 and the weight of each higher valued rank is calculated using exponential decay.</text:span></text:p>
        </text:list-item>
        <text:list-item>
          <text:p text:style-name="P9"><text:span text:style-name="T1">For task 3, if a user has rated a movie, only then it is considered as watched. </text:span><text:span text:style-name="T7">A</text:span><text:span text:style-name="T1"> user </text:span><text:span text:style-name="T7">who</text:span><text:span text:style-name="T1"> has only tagged a movie, </text:span><text:span text:style-name="T7">but not rated any is</text:span><text:span text:style-name="T1"> not considered. </text:span><text:span text:style-name="T8">(rating is a personal opinion which means I have watched the movie, tagging might be done based on other user behaviour or someone has told the movie story )</text:span></text:p>
        </text:list-item>
      </text:list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22:42:12.953568804</meta:creation-date>
    <dc:date>2017-09-15T23:53:57.732163677</dc:date>
    <meta:editing-duration>PT16M43S</meta:editing-duration>
    <meta:editing-cycles>5</meta:editing-cycles>
    <meta:generator>LibreOffice/5.3.1.2$Linux_X86_64 LibreOffice_project/30m0$Build-2</meta:generator>
    <meta:document-statistic meta:table-count="0" meta:image-count="0" meta:object-count="0" meta:page-count="1" meta:paragraph-count="15" meta:word-count="362" meta:character-count="2256" meta:non-whitespace-character-count="1905"/>
  </office:meta>
</office:document-meta>
</file>